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1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1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mbt-Almelo</text:p>
          </table:table-cell>
          <table:table-cell ns41:value-type="string" table:style-name="ce11" office:value-type="string">
            <text:p>Geen kom</text:p>
          </table:table-cell>
          <table:table-cell ns41:value-type="string" table:style-name="ce17" office:value-type="string">
            <text:p>A</text:p>
          </table:table-cell>
          <table:table-cell table:style-name="ce18"/>
          <table:table-cell ns41:value-type="string" table:style-name="ce22" office:value-type="string">
            <text:p>Huizen</text:p>
          </table:table-cell>
          <table:table-cell/>
          <table:table-cell ns41:value-type="float" table:style-name="ce27" office:value="275" office:value-type="float">
            <text:p>275</text:p>
          </table:table-cell>
          <table:table-cell ns41:value-type="float" table:style-name="ce32" office:value="2" office:value-type="float">
            <text:p>2</text:p>
          </table:table-cell>
          <table:table-cell table:style-name="ce32" table:number-columns-repeated="3"/>
          <table:table-cell ns41:value-type="float" table:style-name="ce32" office:value="3" office:value-type="float">
            <text:p>3</text:p>
          </table:table-cell>
          <table:table-cell table:style-name="ce32" table:number-columns-repeated="2"/>
          <table:table-cell ns41:value-type="float" table:style-name="ce32" office:value="705" office:value-type="float">
            <text:p>705</text:p>
          </table:table-cell>
          <table:table-cell ns41:value-type="float" table:style-name="ce32" office:value="695" office:value-type="float">
            <text:p>695</text:p>
          </table:table-cell>
          <table:table-cell ns41:value-type="float" table:style-name="ce32" office:value="1400" office:value-type="float">
            <text:p>1400</text:p>
          </table:table-cell>
          <table:table-cell ns41:value-type="float" table:style-name="ce32" office:value="13" office:value-type="float">
            <text:p>13</text:p>
          </table:table-cell>
          <table:table-cell ns41:value-type="float" table:style-name="ce40" office:value="6" office:value-type="float">
            <text:p>6</text:p>
          </table:table-cell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8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OV</text:p>
          </table:table-cell>
          <table:table-cell ns41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94" office:value-type="float">
            <text:p>1394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759" office:value-type="float">
            <text:p>275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st. "de Goede Herder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TL_20_Data" office:value="2063" office:value-type="float">
            <text:p>206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Almelo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0" office:value-type="float">
            <text:p>137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589" office:value-type="float">
            <text:p>3589</text:p>
          </table:table-cell>
          <table:table-cell ns41:value-type="float" table:style-name="TL_20_Data" office:value="3705" office:value-type="float">
            <text:p>3705</text:p>
          </table:table-cell>
          <table:table-cell ns41:value-type="float" table:style-name="TL_20_Data" office:value="7294" office:value-type="float">
            <text:p>729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Huis van Arres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372" office:value-type="float">
            <text:p>137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903" office:value-type="float">
            <text:p>90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Anthony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St. Catharina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753" office:value-type="float">
            <text:p>75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t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1" office:value-type="float">
            <text:p>5181</text:p>
          </table:table-cell>
          <table:table-cell ns41:value-type="float" table:style-name="TL_20_Data" office:value="10017" office:value-type="float">
            <text:p>10017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6" office:value-type="float">
            <text:p>2176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836" office:value-type="float">
            <text:p>4836</text:p>
          </table:table-cell>
          <table:table-cell ns41:value-type="float" table:style-name="TL_20_Data" office:value="5182" office:value-type="float">
            <text:p>5182</text:p>
          </table:table-cell>
          <table:table-cell ns41:value-type="float" table:style-name="TL_20_Data" office:value="10018" office:value-type="float">
            <text:p>10018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58" office:value-type="float">
            <text:p>1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oven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cht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217" office:value-type="float">
            <text:p>121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Lang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ooien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ogelz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alk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oloni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Ommer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o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ponturf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, Rijks Opvoedings-gesticht "Veldzicht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dzich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lk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eneden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49" office:value-type="float">
            <text:p>3449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2" office:value-type="float">
            <text:p>115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450" office:value-type="float">
            <text:p>3450</text:p>
          </table:table-cell>
          <table:table-cell ns41:value-type="float" table:style-name="TL_20_Data" office:value="3067" office:value-type="float">
            <text:p>3067</text:p>
          </table:table-cell>
          <table:table-cell ns41:value-type="float" table:style-name="TL_20_Data" office:value="6517" office:value-type="float">
            <text:p>6517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7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th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Zuid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8" office:value-type="float">
            <text:p>708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einde, Lageweg en Rond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1344" office:value-type="float">
            <text:p>134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1401" office:value-type="float">
            <text:p>140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et St. Johanne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6" office:value-type="float">
            <text:p>47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4" office:value-type="float">
            <text:p>1144</text:p>
          </table:table-cell>
          <table:table-cell ns41:value-type="float" table:style-name="TL_20_Data" office:value="1137" office:value-type="float">
            <text:p>1137</text:p>
          </table:table-cell>
          <table:table-cell ns41:value-type="float" table:style-name="TL_20_Data" office:value="2281" office:value-type="float">
            <text:p>228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48" office:value-type="float">
            <text:p>1148</text:p>
          </table:table-cell>
          <table:table-cell ns41:value-type="float" table:style-name="TL_20_Data" office:value="1150" office:value-type="float">
            <text:p>1150</text:p>
          </table:table-cell>
          <table:table-cell ns41:value-type="float" table:style-name="TL_20_Data" office:value="2298" office:value-type="float">
            <text:p>229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2" office:value-type="float">
            <text:p>532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1033" office:value-type="float">
            <text:p>103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rn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ert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51" table:style-name="TL_20_Data" table:number-columns-repeated="2" office:value-type="float">
            <text:p>151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Gymnasium "St. Alberti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looster der Paters Karmeliet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Karmelietessen-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27" office:value-type="float">
            <text:p>1427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575" office:value-type="float">
            <text:p>2575</text:p>
          </table:table-cell>
          <table:table-cell ns41:value-type="float" table:style-name="TL_20_Data" office:value="2499" office:value-type="float">
            <text:p>2499</text:p>
          </table:table-cell>
          <table:table-cell ns41:value-type="float" table:style-name="TL_20_Data" office:value="5074" office:value-type="float">
            <text:p>507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ed. Herv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0" office:value-type="float">
            <text:p>2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41" office:value-type="float">
            <text:p>2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991" office:value-type="float">
            <text:p>99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1" office:value-type="float">
            <text:p>28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647" office:value-type="float">
            <text:p>647</text:p>
          </table:table-cell>
          <table:table-cell ns41:value-type="float" table:style-name="TL_20_Data" office:value="1362" office:value-type="float">
            <text:p>136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m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l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ech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nc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rn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dalf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Oudleusen, Keet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28" office:value-type="float">
            <text:p>9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368" office:value-type="float">
            <text:p>2368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446" office:value-type="float">
            <text:p>444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9" office:value-type="float">
            <text:p>116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895" office:value-type="float">
            <text:p>2895</text:p>
          </table:table-cell>
          <table:table-cell ns41:value-type="float" table:style-name="TL_20_Data" office:value="2543" office:value-type="float">
            <text:p>2543</text:p>
          </table:table-cell>
          <table:table-cell ns41:value-type="float" table:style-name="TL_20_Data" office:value="5438" office:value-type="float">
            <text:p>5438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1" office:value-type="float">
            <text:p>10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z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lden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eld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ent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ng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209" table:style-name="TL_20_Data" table:number-columns-repeated="2" office:value-type="float">
            <text:p>2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Delden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" office:value-type="float">
            <text:p>5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79" office:value-type="float">
            <text:p>1479</text:p>
          </table:table-cell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2813" office:value-type="float">
            <text:p>2813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205" office:value-type="float">
            <text:p>120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81" office:value-type="float">
            <text:p>981</text:p>
          </table:table-cell>
          <table:table-cell ns41:value-type="float" table:style-name="TL_20_Data" office:value="1960" office:value-type="float">
            <text:p>196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, Klooster St. Nicolaas-Stif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60" office:value-type="float">
            <text:p>16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oord-Deurning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attr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reklen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illig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root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lein A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ud Oostma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Nu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5" office:value-type="float">
            <text:p>61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59" office:value-type="float">
            <text:p>1659</text:p>
          </table:table-cell>
          <table:table-cell ns41:value-type="float" table:style-name="TL_20_Data" office:value="1584" office:value-type="float">
            <text:p>1584</text:p>
          </table:table-cell>
          <table:table-cell ns41:value-type="float" table:style-name="TL_20_Data" office:value="3243" office:value-type="float">
            <text:p>32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1" office:value-type="float">
            <text:p>78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999" office:value-type="float">
            <text:p>1999</text:p>
          </table:table-cell>
          <table:table-cell ns41:value-type="float" table:style-name="TL_20_Data" office:value="1920" office:value-type="float">
            <text:p>1920</text:p>
          </table:table-cell>
          <table:table-cell ns41:value-type="float" table:style-name="TL_20_Data" office:value="3919" office:value-type="float">
            <text:p>391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rankzinnigengestich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e- en Voorster-Gast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98" office:value-type="float">
            <text:p>29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-Wees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ude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urriens-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cherf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anningshuis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Weerds-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Josephs-gesticht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izersplaat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24" office:value-type="float">
            <text:p>12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ospitaal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e bakkerij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Rozendaal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ostschool "Hagenbeek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eau van Politi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21" office:value-type="float">
            <text:p>2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1:value-type="float" table:style-name="TL_20_Data" office:value="11591" office:value-type="float">
            <text:p>11591</text:p>
          </table:table-cell>
          <table:table-cell ns41:value-type="float" table:style-name="TL_20_Data" office:value="12089" office:value-type="float">
            <text:p>12089</text:p>
          </table:table-cell>
          <table:table-cell ns41:value-type="float" table:style-name="TL_20_Data" office:value="23680" office:value-type="float">
            <text:p>2368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ce41" office:value="315" office:value-type="float">
            <text:p>3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74" office:value-type="float">
            <text:p>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857" office:value-type="float">
            <text:p>48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377" office:value-type="float">
            <text:p>12377</text:p>
          </table:table-cell>
          <table:table-cell ns41:value-type="float" table:style-name="TL_20_Data" office:value="12787" office:value-type="float">
            <text:p>12787</text:p>
          </table:table-cell>
          <table:table-cell ns41:value-type="float" table:style-name="TL_20_Data" office:value="25164" office:value-type="float">
            <text:p>25164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ce41" office:value="447" office:value-type="float">
            <text:p>4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t Krankzinnigengesticht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040" office:value-type="float">
            <text:p>10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19" office:value-type="float">
            <text:p>5019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933" office:value-type="float">
            <text:p>12933</text:p>
          </table:table-cell>
          <table:table-cell ns41:value-type="float" table:style-name="TL_20_Data" office:value="13279" office:value-type="float">
            <text:p>13279</text:p>
          </table:table-cell>
          <table:table-cell ns41:value-type="float" table:style-name="TL_20_Data" office:value="26212" office:value-type="float">
            <text:p>26212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ce41" office:value="449" office:value-type="float">
            <text:p>4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ted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ers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Schip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Mark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1" office:value-type="float">
            <text:p>9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, Klooster Sion la Trapp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Tjoen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Ave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Frie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Ri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5" office:value-type="float">
            <text:p>515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x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Colmsch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et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50" office:value-type="float">
            <text:p>35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kk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6" office:value-type="float">
            <text:p>776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4022" office:value-type="float">
            <text:p>4022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9" office:value-type="float">
            <text:p>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11" office:value-type="float">
            <text:p>81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11" office:value-type="float">
            <text:p>2211</text:p>
          </table:table-cell>
          <table:table-cell ns41:value-type="float" table:style-name="TL_20_Data" office:value="1962" office:value-type="float">
            <text:p>1962</text:p>
          </table:table-cell>
          <table:table-cell ns41:value-type="float" table:style-name="TL_20_Data" office:value="4173" office:value-type="float">
            <text:p>417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 ns41:value-type="string" office:value-type="string">
            <text:p>R.K.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Ned. Herv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 ns41:value-type="string" office:value-type="string">
            <text:p>Klooster het Larinks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3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 ns41:value-type="string" office:value-type="string">
            <text:p>Oude M.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759" office:value-type="float">
            <text:p>7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 ns41:value-type="string" office:value-type="string">
            <text:p>Alg. Ziekenhuis van de Vereeniging "Ziekenzor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7" office:value-type="float">
            <text:p>95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2" office:value-type="float">
            <text:p>1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8" office:value-type="float">
            <text:p>1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04" office:value-type="float">
            <text:p>6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841" office:value-type="float">
            <text:p>8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72" office:value-type="float">
            <text:p>34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1:value-type="float" table:style-name="TL_20_Data" office:value="9425" office:value-type="float">
            <text:p>9425</text:p>
          </table:table-cell>
          <table:table-cell ns41:value-type="float" table:style-name="TL_20_Data" office:value="9471" office:value-type="float">
            <text:p>9471</text:p>
          </table:table-cell>
          <table:table-cell ns41:value-type="float" table:style-name="TL_20_Data" office:value="18896" office:value-type="float">
            <text:p>1889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ce41" office:value="151" office:value-type="float">
            <text:p>1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5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5" office:value-type="float">
            <text:p>29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0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6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7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8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19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1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2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15" office:value-type="float">
            <text:p>81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3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6" office:value-type="float">
            <text:p>1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4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 25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81" office:value-type="float">
            <text:p>9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818" office:value-type="float">
            <text:p>2818</text:p>
          </table:table-cell>
          <table:table-cell ns41:value-type="float" table:style-name="TL_20_Data" office:value="2623" office:value-type="float">
            <text:p>2623</text:p>
          </table:table-cell>
          <table:table-cell ns41:value-type="float" table:style-name="TL_20_Data" office:value="5441" office:value-type="float">
            <text:p>54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53" office:value-type="float">
            <text:p>445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525" office:value-type="float">
            <text:p>52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249" office:value-type="float">
            <text:p>12249</text:p>
          </table:table-cell>
          <table:table-cell ns41:value-type="float" table:style-name="TL_20_Data" office:value="12104" office:value-type="float">
            <text:p>12104</text:p>
          </table:table-cell>
          <table:table-cell ns41:value-type="float" table:style-name="TL_20_Data" office:value="24353" office:value-type="float">
            <text:p>24353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ce41" office:value="181" office:value-type="float">
            <text:p>18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table:style-name="TL_20_Data" table:number-columns-repeated="4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8" office:value-type="float">
            <text:p>1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7" office:value-type="float">
            <text:p>52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189" office:value-type="float">
            <text:p>1189</text:p>
          </table:table-cell>
          <table:table-cell ns41:value-type="float" table:style-name="TL_20_Data" office:value="1155" office:value-type="float">
            <text:p>1155</text:p>
          </table:table-cell>
          <table:table-cell ns41:value-type="float" table:style-name="TL_20_Data" office:value="2344" office:value-type="float">
            <text:p>234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chipperij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oor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idden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uidei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Dwarsgra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Jo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6" office:value-type="float">
            <text:p>296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285" office:value-type="float">
            <text:p>12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6" office:value-type="float">
            <text:p>46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92" office:value-type="float">
            <text:p>1092</text:p>
          </table:table-cell>
          <table:table-cell ns41:value-type="float" table:style-name="TL_20_Data" office:value="919" office:value-type="float">
            <text:p>919</text:p>
          </table:table-cell>
          <table:table-cell ns41:value-type="float" table:style-name="TL_20_Data" office:value="2011" office:value-type="float">
            <text:p>201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67" office:value-type="float">
            <text:p>56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236" office:value-type="float">
            <text:p>1236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494" office:value-type="float">
            <text:p>24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57" office:value-type="float">
            <text:p>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4" office:value-type="float">
            <text:p>68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529" office:value-type="float">
            <text:p>1529</text:p>
          </table:table-cell>
          <table:table-cell ns41:value-type="float" table:style-name="TL_20_Data" office:value="1566" office:value-type="float">
            <text:p>1566</text:p>
          </table:table-cell>
          <table:table-cell ns41:value-type="float" table:style-name="TL_20_Data" office:value="3095" office:value-type="float">
            <text:p>3095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70" office:value-type="float">
            <text:p>7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Gra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office:value="304" table:style-name="TL_20_Data" table:number-columns-repeated="2" office:value-type="float">
            <text:p>304</text:p>
          </table:table-cell>
          <table:table-cell ns41:value-type="float" table:style-name="TL_20_Data" office:value="608" office:value-type="float">
            <text:p>60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orp Kamperzeed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A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ltho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the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en 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2" table:style-name="TL_20_Data" table:number-columns-repeated="2" office:value-type="float">
            <text:p>72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oo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Anev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601" office:value-type="float">
            <text:p>601</text:p>
          </table:table-cell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28" office:value-type="float">
            <text:p>52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1418" office:value-type="float">
            <text:p>1418</text:p>
          </table:table-cell>
          <table:table-cell ns41:value-type="float" table:style-name="TL_20_Data" office:value="2948" office:value-type="float">
            <text:p>2948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753" office:value-type="float">
            <text:p>1753</text:p>
          </table:table-cell>
          <table:table-cell ns41:value-type="float" table:style-name="TL_20_Data" office:value="1605" office:value-type="float">
            <text:p>1605</text:p>
          </table:table-cell>
          <table:table-cell ns41:value-type="float" table:style-name="TL_20_Data" office:value="3358" office:value-type="float">
            <text:p>3358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710" office:value-type="float">
            <text:p>710</text:p>
          </table:table-cell>
          <table:table-cell ns41:value-type="float" table:style-name="TL_20_Data" office:value="783" office:value-type="float">
            <text:p>783</text:p>
          </table:table-cell>
          <table:table-cell ns41:value-type="float" table:style-name="TL_20_Data" office:value="1493" office:value-type="float">
            <text:p>149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oostelijk deel van Honesch en La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mmelo, zuidel. deel van Boekelo en Holt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34" office:value-type="float">
            <text:p>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west. deel van Eppenzolder en noordel. deel van Boe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oordel. deel van Eppenzolder en westelijk deel van Hon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68" office:value-type="float">
            <text:p>66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70" office:value-type="float">
            <text:p>67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876" office:value-type="float">
            <text:p>1876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603" office:value-type="float">
            <text:p>3603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4" office:value-type="float">
            <text:p>974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586" office:value-type="float">
            <text:p>2586</text:p>
          </table:table-cell>
          <table:table-cell ns41:value-type="float" table:style-name="TL_20_Data" office:value="2510" office:value-type="float">
            <text:p>2510</text:p>
          </table:table-cell>
          <table:table-cell ns41:value-type="float" table:style-name="TL_20_Data" office:value="5096" office:value-type="float">
            <text:p>509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73" office:value-type="float">
            <text:p>7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76" office:value-type="float">
            <text:p>57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4" office:value-type="float">
            <text:p>22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505" office:value-type="float">
            <text:p>505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Meer en Noordm.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954" office:value-type="float">
            <text:p>954</text:p>
          </table:table-cell>
          <table:table-cell ns41:value-type="float" table:style-name="TL_20_Data" office:value="1951" office:value-type="float">
            <text:p>19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69" office:value-type="float">
            <text:p>76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1871" office:value-type="float">
            <text:p>1871</text:p>
          </table:table-cell>
          <table:table-cell ns41:value-type="float" table:style-name="TL_20_Data" office:value="3875" office:value-type="float">
            <text:p>387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ce41" office:value="126" office:value-type="float">
            <text:p>1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77" office:value-type="float">
            <text:p>2277</text:p>
          </table:table-cell>
          <table:table-cell ns41:value-type="float" table:style-name="TL_20_Data" office:value="2176" office:value-type="float">
            <text:p>2176</text:p>
          </table:table-cell>
          <table:table-cell ns41:value-type="float" table:style-name="TL_20_Data" office:value="4453" office:value-type="float">
            <text:p>4453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ce41" office:value="134" office:value-type="float">
            <text:p>1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ems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ruch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1" office:value-type="float">
            <text:p>1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haa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iff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hee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96" table:style-name="TL_20_Data" table:number-columns-repeated="2" office:value-type="float">
            <text:p>96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ade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Venebru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Collend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Collen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em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Rheez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Dedems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502" office:value-type="float">
            <text:p>502</text:p>
          </table:table-cell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Lu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R</text:p>
          </table:table-cell>
          <table:table-cell ns41:value-type="string" office:value-type="string">
            <text:p>Slag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7" office:value-type="float">
            <text:p>30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539" office:value-type="float">
            <text:p>153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7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S</text:p>
          </table:table-cell>
          <table:table-cell ns41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Hardenberg</text:p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4" office:value-type="float">
            <text:p>16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342" office:value-type="float">
            <text:p>4342</text:p>
          </table:table-cell>
          <table:table-cell ns41:value-type="float" table:style-name="TL_20_Data" office:value="3963" office:value-type="float">
            <text:p>3963</text:p>
          </table:table-cell>
          <table:table-cell ns41:value-type="float" table:style-name="TL_20_Data" office:value="8305" office:value-type="float">
            <text:p>8305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ce41" office:value="183" office:value-type="float">
            <text:p>1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7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ed. Herv.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68" office:value-type="float">
            <text:p>5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5" table:style-name="TL_20_Data" table:number-columns-repeated="2" office:value-type="float">
            <text:p>25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930" office:value-type="float">
            <text:p>193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50" office:value-type="float">
            <text:p>5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2" office:value-type="float">
            <text:p>472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88" office:value-type="float">
            <text:p>88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1260" office:value-type="float">
            <text:p>1260</text:p>
          </table:table-cell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2425" office:value-type="float">
            <text:p>24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l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ui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Brin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oordzand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Noord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4" office:value-type="float">
            <text:p>3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25" office:value-type="float">
            <text:p>1125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2099" office:value-type="float">
            <text:p>209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2082" office:value-type="float">
            <text:p>208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64" office:value-type="float">
            <text:p>46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1358" office:value-type="float">
            <text:p>1358</text:p>
          </table:table-cell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2707" office:value-type="float">
            <text:p>270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Hu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92" office:value-type="float">
            <text:p>992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558" office:value-type="float">
            <text:p>2558</text:p>
          </table:table-cell>
          <table:table-cell ns41:value-type="float" table:style-name="TL_20_Data" office:value="2243" office:value-type="float">
            <text:p>2243</text:p>
          </table:table-cell>
          <table:table-cell ns41:value-type="float" table:style-name="TL_20_Data" office:value="4801" office:value-type="float">
            <text:p>4801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ce41" office:value="62" office:value-type="float">
            <text:p>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56" office:value-type="float">
            <text:p>145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916" office:value-type="float">
            <text:p>3916</text:p>
          </table:table-cell>
          <table:table-cell ns41:value-type="float" table:style-name="TL_20_Data" office:value="3592" office:value-type="float">
            <text:p>3592</text:p>
          </table:table-cell>
          <table:table-cell ns41:value-type="float" table:style-name="TL_20_Data" office:value="7508" office:value-type="float">
            <text:p>7508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ce41" office:value="84" office:value-type="float">
            <text:p>8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. Anth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31" office:value-type="float">
            <text:p>223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1:value-type="float" table:style-name="TL_20_Data" office:value="5811" office:value-type="float">
            <text:p>5811</text:p>
          </table:table-cell>
          <table:table-cell ns41:value-type="float" table:style-name="TL_20_Data" office:value="5767" office:value-type="float">
            <text:p>5767</text:p>
          </table:table-cell>
          <table:table-cell ns41:value-type="float" table:style-name="TL_20_Data" office:value="11578" office:value-type="float">
            <text:p>115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eet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38" office:value-type="float">
            <text:p>22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45" office:value-type="float">
            <text:p>5845</text:p>
          </table:table-cell>
          <table:table-cell ns41:value-type="float" table:style-name="TL_20_Data" office:value="5800" office:value-type="float">
            <text:p>5800</text:p>
          </table:table-cell>
          <table:table-cell ns41:value-type="float" table:style-name="TL_20_Data" office:value="11645" office:value-type="float">
            <text:p>116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3" office:value-type="float">
            <text:p>40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68" office:value-type="float">
            <text:p>1068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2075" office:value-type="float">
            <text:p>20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ngelo, Keet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O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ec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6" office:value-type="float">
            <text:p>61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622" office:value-type="float">
            <text:p>1622</text:p>
          </table:table-cell>
          <table:table-cell ns41:value-type="float" table:style-name="TL_20_Data" office:value="3321" office:value-type="float">
            <text:p>332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54" office:value-type="float">
            <text:p>285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546" office:value-type="float">
            <text:p>7546</text:p>
          </table:table-cell>
          <table:table-cell ns41:value-type="float" table:style-name="TL_20_Data" office:value="7422" office:value-type="float">
            <text:p>7422</text:p>
          </table:table-cell>
          <table:table-cell ns41:value-type="float" table:style-name="TL_20_Data" office:value="14968" office:value-type="float">
            <text:p>1496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646" office:value-type="float">
            <text:p>64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Neer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ijk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Es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use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oo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7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ork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66" office:value-type="float">
            <text:p>1166</text:p>
          </table:table-cell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2214" office:value-type="float">
            <text:p>221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6" office:value-type="float">
            <text:p>54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495" office:value-type="float">
            <text:p>1495</text:p>
          </table:table-cell>
          <table:table-cell ns41:value-type="float" table:style-name="TL_20_Data" office:value="1365" office:value-type="float">
            <text:p>1365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Instructie Bataljo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Caval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Stads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toe Boecops Vergaderin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"Averencks Vergadering"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Bethlehems 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eide Vereenigde Gast- en Proveniershuizen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1" office:value-type="float">
            <text:p>19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Brandsvergadering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root 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Vordens en Budelsvergadering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e Hoofdcurs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Geref. Diaconie Bestedeling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0" office:value-type="float">
            <text:p>2690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1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1:value-type="float" table:style-name="TL_20_Data" office:value="6778" office:value-type="float">
            <text:p>6778</text:p>
          </table:table-cell>
          <table:table-cell ns41:value-type="float" table:style-name="TL_20_Data" office:value="7428" office:value-type="float">
            <text:p>7428</text:p>
          </table:table-cell>
          <table:table-cell ns41:value-type="float" table:style-name="TL_20_Data" office:value="14206" office:value-type="float">
            <text:p>1420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99" office:value-type="float">
            <text:p>99</text:p>
          </table:table-cell>
          <table:table-cell ns41:value-type="float" table:style-name="ce41" office:value="75" office:value-type="float">
            <text:p>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30" office:value-type="float">
            <text:p>2730</text:p>
          </table:table-cell>
          <table:table-cell ns41:value-type="float" table:style-name="TL_20_Data" office:value="107" office:value-type="float">
            <text:p>107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7866" office:value-type="float">
            <text:p>7866</text:p>
          </table:table-cell>
          <table:table-cell ns41:value-type="float" table:style-name="TL_20_Data" office:value="7868" office:value-type="float">
            <text:p>7868</text:p>
          </table:table-cell>
          <table:table-cell ns41:value-type="float" table:style-name="TL_20_Data" office:value="15734" office:value-type="float">
            <text:p>15734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ce41" office:value="303" office:value-type="float">
            <text:p>30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poork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IJss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runn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5" office:value-type="float">
            <text:p>58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1364" office:value-type="float">
            <text:p>1364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lap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Geldersch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war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uiten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Haat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Zuider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Voss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Katten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't Ra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Binnen Ei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Mandjesw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Gehucht Scho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9" office:value-type="float">
            <text:p>9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1:value-type="float" table:style-name="TL_20_Data" office:value="2022" office:value-type="float">
            <text:p>2022</text:p>
          </table:table-cell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3927" office:value-type="float">
            <text:p>392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01" office:value-type="float">
            <text:p>3501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ns41:value-type="float" table:style-name="TL_20_Data" office:value="9890" office:value-type="float">
            <text:p>9890</text:p>
          </table:table-cell>
          <table:table-cell ns41:value-type="float" table:style-name="TL_20_Data" office:value="9774" office:value-type="float">
            <text:p>9774</text:p>
          </table:table-cell>
          <table:table-cell ns41:value-type="float" table:style-name="TL_20_Data" office:value="19664" office:value-type="float">
            <text:p>19664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ce41" office:value="333" office:value-type="float">
            <text:p>3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Zuid 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" office:value-type="float">
            <text:p>21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8" office:value-type="float">
            <text:p>3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1185" office:value-type="float">
            <text:p>11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6" office:value-type="float">
            <text:p>3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74" office:value-type="float">
            <text:p>674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 ns41:value-type="string" office:value-type="string">
            <text:p>het St. Jozef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5.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8" office:value-type="float">
            <text:p>24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3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4.C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6" office:value-type="float">
            <text:p>556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1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2.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5" office:value-type="float">
            <text:p>5715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51" office:value-type="float">
            <text:p>10951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Loss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e Ma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571" office:value-type="float">
            <text:p>1571</text:p>
          </table:table-cell>
          <table:table-cell ns41:value-type="float" table:style-name="TL_20_Data" office:value="1510" office:value-type="float">
            <text:p>1510</text:p>
          </table:table-cell>
          <table:table-cell ns41:value-type="float" table:style-name="TL_20_Data" office:value="3081" office:value-type="float">
            <text:p>308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u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797" office:value-type="float">
            <text:p>797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uni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0" office:value-type="float">
            <text:p>2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68" office:value-type="float">
            <text:p>116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140" office:value-type="float">
            <text:p>3140</text:p>
          </table:table-cell>
          <table:table-cell ns41:value-type="float" table:style-name="TL_20_Data" office:value="6516" office:value-type="float">
            <text:p>65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67" office:value-type="float">
            <text:p>1367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819" office:value-type="float">
            <text:p>3819</text:p>
          </table:table-cell>
          <table:table-cell ns41:value-type="float" table:style-name="TL_20_Data" office:value="3585" office:value-type="float">
            <text:p>3585</text:p>
          </table:table-cell>
          <table:table-cell ns41:value-type="float" table:style-name="TL_20_Data" office:value="7404" office:value-type="float">
            <text:p>740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Markelo, Kaz.Kon.Marechaus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Sto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El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46" office:value-type="float">
            <text:p>7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ri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Kerspel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97" office:value-type="float">
            <text:p>69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2062" office:value-type="float">
            <text:p>2062</text:p>
          </table:table-cell>
          <table:table-cell ns41:value-type="float" table:style-name="TL_20_Data" office:value="1760" office:value-type="float">
            <text:p>1760</text:p>
          </table:table-cell>
          <table:table-cell ns41:value-type="float" table:style-name="TL_20_Data" office:value="3822" office:value-type="float">
            <text:p>3822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1" office:value-type="float">
            <text:p>77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2256" office:value-type="float">
            <text:p>2256</text:p>
          </table:table-cell>
          <table:table-cell ns41:value-type="float" table:style-name="TL_20_Data" office:value="1928" office:value-type="float">
            <text:p>1928</text:p>
          </table:table-cell>
          <table:table-cell ns41:value-type="float" table:style-name="TL_20_Data" office:value="4184" office:value-type="float">
            <text:p>418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ieuwleu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459" office:value-type="float">
            <text:p>459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uiten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2" office:value-type="float">
            <text:p>22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07" office:value-type="float">
            <text:p>507</text:p>
          </table:table-cell>
          <table:table-cell ns41:value-type="float" table:style-name="TL_20_Data" office:value="1037" office:value-type="float">
            <text:p>10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8" office:value-type="float">
            <text:p>508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605" office:value-type="float">
            <text:p>260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225" office:value-type="float">
            <text:p>1225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Har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19" table:style-name="TL_20_Data" table:number-columns-repeated="2" office:value-type="float">
            <text:p>19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Paa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Kalenber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IJssel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86" office:value-type="float">
            <text:p>28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1" office:value-type="float">
            <text:p>59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596" office:value-type="float">
            <text:p>259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ce41" office:value="60" office:value-type="float">
            <text:p>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nedictinessen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oster der Zusters Franciscaness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93" office:value-type="float">
            <text:p>793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86" office:value-type="float">
            <text:p>1886</text:p>
          </table:table-cell>
          <table:table-cell ns41:value-type="float" table:style-name="TL_20_Data" office:value="2004" office:value-type="float">
            <text:p>2004</text:p>
          </table:table-cell>
          <table:table-cell ns41:value-type="float" table:style-name="TL_20_Data" office:value="3890" office:value-type="float">
            <text:p>389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96" office:value-type="float">
            <text:p>796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1897" office:value-type="float">
            <text:p>1897</text:p>
          </table:table-cell>
          <table:table-cell ns41:value-type="float" table:style-name="TL_20_Data" office:value="2136" office:value-type="float">
            <text:p>2136</text:p>
          </table:table-cell>
          <table:table-cell ns41:value-type="float" table:style-name="TL_20_Data" office:value="4033" office:value-type="float">
            <text:p>40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58" office:value-type="float">
            <text:p>758</text:p>
          </table:table-cell>
          <table:table-cell ns41:value-type="float" table:style-name="TL_20_Data" office:value="1467" office:value-type="float">
            <text:p>146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4" office:value-type="float">
            <text:p>109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502" office:value-type="float">
            <text:p>550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Over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Midd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Hengf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ze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We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63" office:value-type="float">
            <text:p>86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9" office:value-type="float">
            <text:p>66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1702" office:value-type="float">
            <text:p>1702</text:p>
          </table:table-cell>
          <table:table-cell ns41:value-type="float" table:style-name="TL_20_Data" office:value="3635" office:value-type="float">
            <text:p>36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0" office:value-type="float">
            <text:p>90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488" office:value-type="float">
            <text:p>2488</text:p>
          </table:table-cell>
          <table:table-cell ns41:value-type="float" table:style-name="TL_20_Data" office:value="2280" office:value-type="float">
            <text:p>2280</text:p>
          </table:table-cell>
          <table:table-cell ns41:value-type="float" table:style-name="TL_20_Data" office:value="4768" office:value-type="float">
            <text:p>476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72" office:value-type="float">
            <text:p>7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, Kaz. Kon. Mare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Ze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Vil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Giethm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Le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Buurtsch. Arc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urtsch. Bes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Buurtsch. Ee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J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urtsch. Bee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Buurtsch. Ste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urtsch. Arri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Buurtsch. Var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Buurtsch. Varse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744" office:value-type="float">
            <text:p>7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33" office:value-type="float">
            <text:p>2033</text:p>
          </table:table-cell>
          <table:table-cell ns41:value-type="float" table:style-name="TL_20_Data" office:value="1748" office:value-type="float">
            <text:p>1748</text:p>
          </table:table-cell>
          <table:table-cell ns41:value-type="float" table:style-name="TL_20_Data" office:value="3781" office:value-type="float">
            <text:p>378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81" office:value-type="float">
            <text:p>2081</text:p>
          </table:table-cell>
          <table:table-cell ns41:value-type="float" table:style-name="TL_20_Data" office:value="1802" office:value-type="float">
            <text:p>1802</text:p>
          </table:table-cell>
          <table:table-cell ns41:value-type="float" table:style-name="TL_20_Data" office:value="3883" office:value-type="float">
            <text:p>3883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279" office:value-type="float">
            <text:p>27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1132" office:value-type="float">
            <text:p>11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1586" office:value-type="float">
            <text:p>158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Onze Lieve Vrouw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office:value="415" table:style-name="TL_20_Data" table:number-columns-repeated="2" office:value-type="float">
            <text:p>415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00" office:value-type="float">
            <text:p>140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m, Kaza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28" office:value-type="float">
            <text:p>32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228" office:value-type="float">
            <text:p>12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628" office:value-type="float">
            <text:p>628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oet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7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6" office:value-type="float">
            <text:p>236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Ram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26" office:value-type="float">
            <text:p>3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Pleegs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oek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5" office:value-type="float">
            <text:p>895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460" office:value-type="float">
            <text:p>2460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4587" office:value-type="float">
            <text:p>458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23" office:value-type="float">
            <text:p>1223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055" office:value-type="float">
            <text:p>3055</text:p>
          </table:table-cell>
          <table:table-cell ns41:value-type="float" table:style-name="TL_20_Data" office:value="2819" office:value-type="float">
            <text:p>2819</text:p>
          </table:table-cell>
          <table:table-cell ns41:value-type="float" table:style-name="TL_20_Data" office:value="5874" office:value-type="float">
            <text:p>587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ce41" office:value="63" office:value-type="float">
            <text:p>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1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1:value-type="float" table:style-name="TL_20_Data" office:value="2330" office:value-type="float">
            <text:p>2330</text:p>
          </table:table-cell>
          <table:table-cell ns41:value-type="float" table:style-name="TL_20_Data" office:value="2317" office:value-type="float">
            <text:p>2317</text:p>
          </table:table-cell>
          <table:table-cell ns41:value-type="float" table:style-name="TL_20_Data" office:value="4647" office:value-type="float">
            <text:p>464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it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5" office:value-type="float">
            <text:p>104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1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1:value-type="float" table:style-name="TL_20_Data" office:value="2776" office:value-type="float">
            <text:p>2776</text:p>
          </table:table-cell>
          <table:table-cell ns41:value-type="float" table:style-name="TL_20_Data" office:value="2711" office:value-type="float">
            <text:p>2711</text:p>
          </table:table-cell>
          <table:table-cell ns41:value-type="float" table:style-name="TL_20_Data" office:value="5487" office:value-type="float">
            <text:p>5487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uveen: Zuid-Eindigersla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Rouveen: Munnik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ouveen: Bisschop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uveen: Oost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aphorst: Middewoldi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Staphorst: Achthoeven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Staphorst: Bergerslag, Het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Staphorst, Bullingersla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715" office:value-type="float">
            <text:p>7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IJhorst, Leijen-en Over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J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Lank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Hu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0" office:value-type="float">
            <text:p>23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" office:value-type="float">
            <text:p>1176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927" office:value-type="float">
            <text:p>2927</text:p>
          </table:table-cell>
          <table:table-cell ns41:value-type="float" table:style-name="TL_20_Data" office:value="2733" office:value-type="float">
            <text:p>2733</text:p>
          </table:table-cell>
          <table:table-cell ns41:value-type="float" table:style-name="TL_20_Data" office:value="5660" office:value-type="float">
            <text:p>566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29" office:value-type="float">
            <text:p>9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88" office:value-type="float">
            <text:p>388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775" office:value-type="float">
            <text:p>77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75" office:value-type="float">
            <text:p>10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588" office:value-type="float">
            <text:p>2588</text:p>
          </table:table-cell>
          <table:table-cell ns41:value-type="float" table:style-name="TL_20_Data" office:value="2609" office:value-type="float">
            <text:p>2609</text:p>
          </table:table-cell>
          <table:table-cell ns41:value-type="float" table:style-name="TL_20_Data" office:value="5197" office:value-type="float">
            <text:p>519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ce41" office:value="93" office:value-type="float">
            <text:p>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de 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XII</text:p>
          </table:table-cell>
          <table:table-cell ns41:value-type="string" office:value-type="string">
            <text:p>Ge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63" office:value-type="float">
            <text:p>116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790" office:value-type="float">
            <text:p>2790</text:p>
          </table:table-cell>
          <table:table-cell ns41:value-type="float" table:style-name="TL_20_Data" office:value="2801" office:value-type="float">
            <text:p>2801</text:p>
          </table:table-cell>
          <table:table-cell ns41:value-type="float" table:style-name="TL_20_Data" office:value="5591" office:value-type="float">
            <text:p>559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u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uurtsch. Th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Buurtsch. Zuid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38" office:value-type="float">
            <text:p>53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lderingen, R.K. Liefdegesticht "Voorzienigheid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't G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rauw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Eh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Ronde Bl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P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olter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Achter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erk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t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7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B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n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o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el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Uv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rr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Kwikk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oenest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en Br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4" table:style-name="TL_20_Data" table:number-columns-repeated="2" office:value-type="float">
            <text:p>1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Oo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ester Lag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Buurtsch. On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uurtsch. Kallenko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23" office:value-type="float">
            <text:p>42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Buurtsch. Ees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Buurtsch. Ned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Buurtsch. Muggenbee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, Maatsch. van Weldadigheid</text:p>
          </table:table-cell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Kol. Willem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05" office:value-type="float">
            <text:p>100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2469" office:value-type="float">
            <text:p>2469</text:p>
          </table:table-cell>
          <table:table-cell ns41:value-type="float" table:style-name="TL_20_Data" office:value="5023" office:value-type="float">
            <text:p>502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0" office:value-type="float">
            <text:p>1190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011" office:value-type="float">
            <text:p>3011</text:p>
          </table:table-cell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5882" office:value-type="float">
            <text:p>5882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Tub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Fler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9" office:value-type="float">
            <text:p>199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50" office:value-type="float">
            <text:p>550</text:p>
          </table:table-cell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1054" office:value-type="float">
            <text:p>10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Gee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2" office:value-type="float">
            <text:p>27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4" office:value-type="float">
            <text:p>774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46" office:value-type="float">
            <text:p>144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Lan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e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Va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a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533" office:value-type="float">
            <text:p>53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Ma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22" office:value-type="float">
            <text:p>1122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2780" office:value-type="float">
            <text:p>2780</text:p>
          </table:table-cell>
          <table:table-cell ns41:value-type="float" table:style-name="TL_20_Data" office:value="5850" office:value-type="float">
            <text:p>5850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76" office:value-type="float">
            <text:p>7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1" office:value-type="float">
            <text:p>121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3271" office:value-type="float">
            <text:p>3271</text:p>
          </table:table-cell>
          <table:table-cell ns41:value-type="float" table:style-name="TL_20_Data" office:value="2982" office:value-type="float">
            <text:p>2982</text:p>
          </table:table-cell>
          <table:table-cell ns41:value-type="float" table:style-name="TL_20_Data" office:value="6253" office:value-type="float">
            <text:p>625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77" office:value-type="float">
            <text:p>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5" office:value-type="float">
            <text:p>1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907" office:value-type="float">
            <text:p>9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80" office:value-type="float">
            <text:p>3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1933" office:value-type="float">
            <text:p>19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4" office:value-type="float">
            <text:p>44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153" office:value-type="float">
            <text:p>1153</text:p>
          </table:table-cell>
          <table:table-cell ns41:value-type="float" table:style-name="TL_20_Data" office:value="1069" office:value-type="float">
            <text:p>1069</text:p>
          </table:table-cell>
          <table:table-cell ns41:value-type="float" table:style-name="TL_20_Data" office:value="2222" office:value-type="float">
            <text:p>22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1:value-type="float" table:style-name="TL_20_Data" office:value="888" office:value-type="float">
            <text:p>888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708" office:value-type="float">
            <text:p>170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2" office:value-type="float">
            <text:p>902</text:p>
          </table:table-cell>
          <table:table-cell ns41:value-type="float" table:style-name="TL_20_Data" office:value="826" office:value-type="float">
            <text:p>826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1" office:value-type="float">
            <text:p>1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60" office:value-type="float">
            <text:p>5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2" office:value-type="float">
            <text:p>2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3" office:value-type="float">
            <text:p>3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4" office:value-type="float">
            <text:p>4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5" office:value-type="float">
            <text:p>5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803" office:value-type="float">
            <text:p>80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float" table:style-name="TL_20_RowHeader" office:value="6" office:value-type="float">
            <text:p>6</text:p>
          </table:table-cell>
          <table:table-cell ns41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1654" office:value-type="float">
            <text:p>1654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188" office:value-type="float">
            <text:p>3188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Sibcu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Bruin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Pol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't Sl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de A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96" office:value-type="float">
            <text:p>1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58" office:value-type="float">
            <text:p>858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012" office:value-type="float">
            <text:p>2012</text:p>
          </table:table-cell>
          <table:table-cell ns41:value-type="float" table:style-name="TL_20_Data" office:value="4252" office:value-type="float">
            <text:p>4252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80" office:value-type="float">
            <text:p>18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900" office:value-type="float">
            <text:p>9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6" office:value-type="float">
            <text:p>31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1395" office:value-type="float">
            <text:p>139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Weer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Nij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Lem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Gammel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u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Deur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Ros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V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Hasselo, Keet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87" office:value-type="float">
            <text:p>88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40" office:value-type="float">
            <text:p>2240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4481" office:value-type="float">
            <text:p>448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590" office:value-type="float">
            <text:p>159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fd.</text:p>
          </table:table-cell>
          <table:table-cell ns41:value-type="string" office:value-type="string">
            <text:p>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Wie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688" office:value-type="float">
            <text:p>688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322" office:value-type="float">
            <text:p>13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Not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Zuna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Rectum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IJp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Buurtsch. Ent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851" office:value-type="float">
            <text:p>85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1:value-type="string" office:value-type="string">
            <text:p>Dorp En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02" office:value-type="float">
            <text:p>90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607" office:value-type="float">
            <text:p>2607</text:p>
          </table:table-cell>
          <table:table-cell ns41:value-type="float" table:style-name="TL_20_Data" office:value="2329" office:value-type="float">
            <text:p>2329</text:p>
          </table:table-cell>
          <table:table-cell ns41:value-type="float" table:style-name="TL_20_Data" office:value="4936" office:value-type="float">
            <text:p>4936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ce41" office:value="113" office:value-type="float">
            <text:p>1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8" office:value-type="float">
            <text:p>123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26" office:value-type="float">
            <text:p>3426</text:p>
          </table:table-cell>
          <table:table-cell ns41:value-type="float" table:style-name="TL_20_Data" office:value="3100" office:value-type="float">
            <text:p>3100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ce41" office:value="146" office:value-type="float">
            <text:p>1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9" office:value-type="float">
            <text:p>33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96" office:value-type="float">
            <text:p>696</text:p>
          </table:table-cell>
          <table:table-cell ns41:value-type="float" table:style-name="TL_20_Data" office:value="1419" office:value-type="float">
            <text:p>141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Weng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ong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ch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83" office:value-type="float">
            <text:p>48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rx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nv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Mar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7" table:style-name="TL_20_Data" table:number-columns-repeated="2" office:value-type="float">
            <text:p>67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50" office:value-type="float">
            <text:p>55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397" office:value-type="float">
            <text:p>1397</text:p>
          </table:table-cell>
          <table:table-cell ns41:value-type="float" table:style-name="TL_20_Data" office:value="1270" office:value-type="float">
            <text:p>1270</text:p>
          </table:table-cell>
          <table:table-cell ns41:value-type="float" table:style-name="TL_20_Data" office:value="2667" office:value-type="float">
            <text:p>26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44" office:value-type="float">
            <text:p>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90" office:value-type="float">
            <text:p>89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41" office:value-type="float">
            <text:p>2141</text:p>
          </table:table-cell>
          <table:table-cell ns41:value-type="float" table:style-name="TL_20_Data" office:value="1984" office:value-type="float">
            <text:p>1984</text:p>
          </table:table-cell>
          <table:table-cell ns41:value-type="float" table:style-name="TL_20_Data" office:value="4125" office:value-type="float">
            <text:p>412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86" office:value-type="float">
            <text:p>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Wil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buurtsch. Onderdijk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urtsch. Ui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urtsch. Nieuw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rp IJssel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Nieuw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9" office:value-type="float">
            <text:p>309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Za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Ring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Trek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e Baa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rafhors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Pla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de 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Zwijnsleger, Kee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Ooster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 ns41:value-type="string" office:value-type="string">
            <text:p>Zwolsche 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Bisschops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Kamper 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576" office:value-type="float">
            <text:p>157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170" office:value-type="float">
            <text:p>1170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11" office:value-type="float">
            <text:p>231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Zal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office:value-type="string">
            <text:p>Dorp Veeca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66" office:value-type="float">
            <text:p>266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.H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2" office:value-type="float">
            <text:p>23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23" office:value-type="float">
            <text:p>9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42" office:value-type="float">
            <text:p>142</text:p>
          </table:table-cell>
          <table:table-cell ns41:value-type="float" table:style-name="ce41" office:value="118" office:value-type="float">
            <text:p>1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1252" office:value-type="float">
            <text:p>1252</text:p>
          </table:table-cell>
          <table:table-cell ns41:value-type="float" table:style-name="TL_20_Data" office:value="2430" office:value-type="float">
            <text:p>2430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ce41" office:value="153" office:value-type="float">
            <text:p>1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336" office:value-type="float">
            <text:p>13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6" office:value-type="float">
            <text:p>73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204" office:value-type="float">
            <text:p>204</text:p>
          </table:table-cell>
          <table:table-cell table:style-name="TL_20_Data"/>
          <table:table-cell ns41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1905" office:value-type="float">
            <text:p>1905</text:p>
          </table:table-cell>
          <table:table-cell ns41:value-type="float" table:style-name="TL_20_Data" office:value="1862" office:value-type="float">
            <text:p>1862</text:p>
          </table:table-cell>
          <table:table-cell ns41:value-type="float" table:style-name="TL_20_Data" office:value="3767" office:value-type="float">
            <text:p>3767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ce41" office:value="157" office:value-type="float">
            <text:p>15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sticht v d. H. Carolus Borrome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003" office:value-type="float">
            <text:p>100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t Frater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1253" office:value-type="float">
            <text:p>125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Zwieren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Broerens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6" office:value-type="float">
            <text:p>1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440" office:value-type="float">
            <text:p>14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innen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873" office:value-type="float">
            <text:p>87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ees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742" office:value-type="float">
            <text:p>742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Liefde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Het Heerin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Luth. Diaconessensticht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Emanuels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De Velsteren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ulpstrafgev. en Huis van Arr. e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m. Passant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office:value-type="string">
            <text:p>Buiten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7" table:style-name="TL_20_Data" table:number-columns-repeated="2" office:value-type="float">
            <text:p>3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62" office:value-type="float">
            <text:p>662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514" office:value-type="float">
            <text:p>1514</text:p>
          </table:table-cell>
          <table:table-cell ns41:value-type="float" table:style-name="TL_20_Data" office:value="3073" office:value-type="float">
            <text:p>307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Ned. Herv. Oude Mannen- en Vrouw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Instituut Loma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9" office:value-type="float">
            <text:p>6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445" office:value-type="float">
            <text:p>1445</text:p>
          </table:table-cell>
          <table:table-cell ns41:value-type="float" table:style-name="TL_20_Data" office:value="1589" office:value-type="float">
            <text:p>1589</text:p>
          </table:table-cell>
          <table:table-cell ns41:value-type="float" table:style-name="TL_20_Data" office:value="3034" office:value-type="float">
            <text:p>303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st. v d. H. Vincentius a Paulo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office:value-type="string">
            <text:p>Gem. Sophia Ziek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13" office:value-type="float">
            <text:p>1213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2893" office:value-type="float">
            <text:p>2893</text:p>
          </table:table-cell>
          <table:table-cell ns41:value-type="float" table:style-name="TL_20_Data" office:value="2894" office:value-type="float">
            <text:p>2894</text:p>
          </table:table-cell>
          <table:table-cell ns41:value-type="float" table:style-name="TL_20_Data" office:value="5787" office:value-type="float">
            <text:p>578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Het Haersolter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81" office:value-type="float">
            <text:p>108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643" office:value-type="float">
            <text:p>2643</text:p>
          </table:table-cell>
          <table:table-cell ns41:value-type="float" table:style-name="TL_20_Data" office:value="5351" office:value-type="float">
            <text:p>535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5476" office:value-type="float">
            <text:p>5476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1:value-type="float" table:style-name="TL_20_Data" office:value="13391" office:value-type="float">
            <text:p>13391</text:p>
          </table:table-cell>
          <table:table-cell ns41:value-type="float" table:style-name="TL_20_Data" office:value="14389" office:value-type="float">
            <text:p>14389</text:p>
          </table:table-cell>
          <table:table-cell ns41:value-type="float" table:style-name="TL_20_Data" office:value="27780" office:value-type="float">
            <text:p>27780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ce41" office:value="390" office:value-type="float">
            <text:p>3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1" office:value-type="float">
            <text:p>29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410" office:value-type="float">
            <text:p>14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235" office:value-type="float">
            <text:p>235</text:p>
          </table:table-cell>
          <table:table-cell ns41:value-type="float" table:style-name="ce41" office:value="210" office:value-type="float">
            <text:p>2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1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42" office:value-type="float">
            <text:p>1442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2777" office:value-type="float">
            <text:p>2777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ce41" office:value="242" office:value-type="float">
            <text:p>2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921" office:value-type="float">
            <text:p>5921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835" office:value-type="float">
            <text:p>14835</text:p>
          </table:table-cell>
          <table:table-cell ns41:value-type="float" table:style-name="TL_20_Data" office:value="15725" office:value-type="float">
            <text:p>15725</text:p>
          </table:table-cell>
          <table:table-cell ns41:value-type="float" table:style-name="TL_20_Data" office:value="30560" office:value-type="float">
            <text:p>30560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ce41" office:value="632" office:value-type="float">
            <text:p>6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Cell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Roebollige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sel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une Overwate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Nieuw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u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e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is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's Heeren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estenho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Vo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ch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Olden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rcu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ndeshei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o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ag-Zuthe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Zalu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Wijth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5" office:value-type="float">
            <text:p>28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erf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Vel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Berkum Brink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Lange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Ge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Hol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Geen kom</text:p>
          </table:table-cell>
          <table:table-cell table:style-name="TL_20_RowHeader"/>
          <table:table-cell ns41:value-type="string" office:value-type="string">
            <text:p>Streuk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50" office:value-type="float">
            <text:p>1150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3045" office:value-type="float">
            <text:p>3045</text:p>
          </table:table-cell>
          <table:table-cell ns41:value-type="float" table:style-name="TL_20_Data" office:value="2729" office:value-type="float">
            <text:p>2729</text:p>
          </table:table-cell>
          <table:table-cell ns41:value-type="float" table:style-name="TL_20_Data" office:value="5774" office:value-type="float">
            <text:p>577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70" office:value-type="float">
            <text:p>57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97" office:value-type="float">
            <text:p>229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657" office:value-type="float">
            <text:p>657</text:p>
          </table:table-cell>
          <table:table-cell ns41:value-type="float" table:style-name="TL_20_Data" office:value="1342" office:value-type="float">
            <text:p>134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34" office:value-type="float">
            <text:p>63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60" office:value-type="float">
            <text:p>960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152" office:value-type="float">
            <text:p>2152</text:p>
          </table:table-cell>
          <table:table-cell ns41:value-type="float" table:style-name="TL_20_Data" office:value="2121" office:value-type="float">
            <text:p>2121</text:p>
          </table:table-cell>
          <table:table-cell ns41:value-type="float" table:style-name="TL_20_Data" office:value="4273" office:value-type="float">
            <text:p>427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46" office:value-type="float">
            <text:p>4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95" office:value-type="float">
            <text:p>18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4210" office:value-type="float">
            <text:p>4210</text:p>
          </table:table-cell>
          <table:table-cell ns41:value-type="float" table:style-name="TL_20_Data" office:value="4205" office:value-type="float">
            <text:p>4205</text:p>
          </table:table-cell>
          <table:table-cell ns41:value-type="float" table:style-name="TL_20_Data" office:value="8415" office:value-type="float">
            <text:p>84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43" office:value-type="float">
            <text:p>1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6" office:value-type="float">
            <text:p>111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868" office:value-type="float">
            <text:p>2868</text:p>
          </table:table-cell>
          <table:table-cell ns41:value-type="float" table:style-name="TL_20_Data" office:value="2678" office:value-type="float">
            <text:p>2678</text:p>
          </table:table-cell>
          <table:table-cell ns41:value-type="float" table:style-name="TL_20_Data" office:value="5546" office:value-type="float">
            <text:p>55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ce41" office:value="80" office:value-type="float">
            <text:p>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11" office:value-type="float">
            <text:p>301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7080" office:value-type="float">
            <text:p>7080</text:p>
          </table:table-cell>
          <table:table-cell ns41:value-type="float" table:style-name="TL_20_Data" office:value="6883" office:value-type="float">
            <text:p>6883</text:p>
          </table:table-cell>
          <table:table-cell ns41:value-type="float" table:style-name="TL_20_Data" office:value="13963" office:value-type="float">
            <text:p>1396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ce41" office:value="223" office:value-type="float">
            <text:p>2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0" office:value-type="float">
            <text:p>4890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758" office:value-type="float">
            <text:p>10758</text:p>
          </table:table-cell>
          <table:table-cell ns41:value-type="float" table:style-name="TL_20_Data" office:value="10561" office:value-type="float">
            <text:p>10561</text:p>
          </table:table-cell>
          <table:table-cell ns41:value-type="float" table:style-name="TL_20_Data" office:value="21319" office:value-type="float">
            <text:p>21319</text:p>
          </table:table-cell>
          <table:table-cell ns41:value-type="float" table:style-name="TL_20_Data" office:value="618" office:value-type="float">
            <text:p>618</text:p>
          </table:table-cell>
          <table:table-cell ns41:value-type="float" table:style-name="ce41" office:value="452" office:value-type="float">
            <text:p>4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873" office:value-type="float">
            <text:p>7873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2141" office:value-type="float">
            <text:p>22141</text:p>
          </table:table-cell>
          <table:table-cell ns41:value-type="float" table:style-name="TL_20_Data" office:value="19814" office:value-type="float">
            <text:p>19814</text:p>
          </table:table-cell>
          <table:table-cell ns41:value-type="float" table:style-name="TL_20_Data" office:value="41955" office:value-type="float">
            <text:p>41955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ce41" office:value="720" office:value-type="float">
            <text:p>7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08" office:value-type="float">
            <text:p>190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090" office:value-type="float">
            <text:p>5090</text:p>
          </table:table-cell>
          <table:table-cell ns41:value-type="float" table:style-name="TL_20_Data" office:value="4809" office:value-type="float">
            <text:p>4809</text:p>
          </table:table-cell>
          <table:table-cell ns41:value-type="float" table:style-name="TL_20_Data" office:value="9899" office:value-type="float">
            <text:p>9899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ce41" office:value="165" office:value-type="float">
            <text:p>1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71" office:value-type="float">
            <text:p>1467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64" office:value-type="float">
            <text:p>1264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996" office:value-type="float">
            <text:p>37996</text:p>
          </table:table-cell>
          <table:table-cell ns41:value-type="float" table:style-name="TL_20_Data" office:value="35195" office:value-type="float">
            <text:p>35195</text:p>
          </table:table-cell>
          <table:table-cell ns41:value-type="float" table:style-name="TL_20_Data" office:value="73191" office:value-type="float">
            <text:p>73191</text:p>
          </table:table-cell>
          <table:table-cell ns41:value-type="float" table:style-name="TL_20_Data" office:value="1617" office:value-type="float">
            <text:p>1617</text:p>
          </table:table-cell>
          <table:table-cell ns41:value-type="float" table:style-name="ce41" office:value="1337" office:value-type="float">
            <text:p>13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84" office:value-type="float">
            <text:p>5384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072" office:value-type="float">
            <text:p>13072</text:p>
          </table:table-cell>
          <table:table-cell ns41:value-type="float" table:style-name="TL_20_Data" office:value="13320" office:value-type="float">
            <text:p>13320</text:p>
          </table:table-cell>
          <table:table-cell ns41:value-type="float" table:style-name="TL_20_Data" office:value="26392" office:value-type="float">
            <text:p>2639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ce41" office:value="306" office:value-type="float">
            <text:p>3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50" office:value-type="float">
            <text:p>8750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3651" office:value-type="float">
            <text:p>23651</text:p>
          </table:table-cell>
          <table:table-cell ns41:value-type="float" table:style-name="TL_20_Data" office:value="21581" office:value-type="float">
            <text:p>21581</text:p>
          </table:table-cell>
          <table:table-cell ns41:value-type="float" table:style-name="TL_20_Data" office:value="45232" office:value-type="float">
            <text:p>45232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ce41" office:value="540" office:value-type="float">
            <text:p>5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72" office:value-type="float">
            <text:p>6472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352" office:value-type="float">
            <text:p>17352</text:p>
          </table:table-cell>
          <table:table-cell ns41:value-type="float" table:style-name="TL_20_Data" office:value="16197" office:value-type="float">
            <text:p>16197</text:p>
          </table:table-cell>
          <table:table-cell ns41:value-type="float" table:style-name="TL_20_Data" office:value="33549" office:value-type="float">
            <text:p>33549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ce41" office:value="385" office:value-type="float">
            <text:p>38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606" office:value-type="float">
            <text:p>20606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94" office:value-type="float">
            <text:p>12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4081" office:value-type="float">
            <text:p>54081</text:p>
          </table:table-cell>
          <table:table-cell ns41:value-type="float" table:style-name="TL_20_Data" office:value="51104" office:value-type="float">
            <text:p>51104</text:p>
          </table:table-cell>
          <table:table-cell ns41:value-type="float" table:style-name="TL_20_Data" office:value="105185" office:value-type="float">
            <text:p>105185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ce41" office:value="1231" office:value-type="float">
            <text:p>12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44" office:value-type="float">
            <text:p>7144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55" office:value-type="float">
            <text:p>7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8547" office:value-type="float">
            <text:p>18547</text:p>
          </table:table-cell>
          <table:table-cell ns41:value-type="float" table:style-name="TL_20_Data" office:value="18849" office:value-type="float">
            <text:p>18849</text:p>
          </table:table-cell>
          <table:table-cell ns41:value-type="float" table:style-name="TL_20_Data" office:value="37396" office:value-type="float">
            <text:p>37396</text:p>
          </table:table-cell>
          <table:table-cell ns41:value-type="float" table:style-name="TL_20_Data" office:value="595" office:value-type="float">
            <text:p>595</text:p>
          </table:table-cell>
          <table:table-cell ns41:value-type="float" table:style-name="ce41" office:value="477" office:value-type="float">
            <text:p>47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7" office:value-type="float">
            <text:p>138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1:value-type="float" table:style-name="TL_20_Data" office:value="3721" office:value-type="float">
            <text:p>3721</text:p>
          </table:table-cell>
          <table:table-cell ns41:value-type="float" table:style-name="TL_20_Data" office:value="3527" office:value-type="float">
            <text:p>3527</text:p>
          </table:table-cell>
          <table:table-cell ns41:value-type="float" table:style-name="TL_20_Data" office:value="7248" office:value-type="float">
            <text:p>7248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9" office:value-type="float">
            <text:p>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60" office:value-type="float">
            <text:p>196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5713" office:value-type="float">
            <text:p>5713</text:p>
          </table:table-cell>
          <table:table-cell ns41:value-type="float" table:style-name="TL_20_Data" office:value="5236" office:value-type="float">
            <text:p>5236</text:p>
          </table:table-cell>
          <table:table-cell ns41:value-type="float" table:style-name="TL_20_Data" office:value="10949" office:value-type="float">
            <text:p>109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91" office:value-type="float">
            <text:p>10491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96" office:value-type="float">
            <text:p>89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7987" office:value-type="float">
            <text:p>27987</text:p>
          </table:table-cell>
          <table:table-cell ns41:value-type="float" table:style-name="TL_20_Data" office:value="27614" office:value-type="float">
            <text:p>27614</text:p>
          </table:table-cell>
          <table:table-cell ns41:value-type="float" table:style-name="TL_20_Data" office:value="55601" office:value-type="float">
            <text:p>55601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ce41" office:value="622" office:value-type="float">
            <text:p>6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05" office:value-type="float">
            <text:p>13805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194" office:value-type="float">
            <text:p>119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5193" office:value-type="float">
            <text:p>35193</text:p>
          </table:table-cell>
          <table:table-cell ns41:value-type="float" table:style-name="TL_20_Data" office:value="36647" office:value-type="float">
            <text:p>36647</text:p>
          </table:table-cell>
          <table:table-cell ns41:value-type="float" table:style-name="TL_20_Data" office:value="71840" office:value-type="float">
            <text:p>71840</text:p>
          </table:table-cell>
          <table:table-cell ns41:value-type="float" table:style-name="TL_20_Data" office:value="1348" office:value-type="float">
            <text:p>1348</text:p>
          </table:table-cell>
          <table:table-cell ns41:value-type="float" table:style-name="ce41" office:value="988" office:value-type="float">
            <text:p>9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8" office:value-type="float">
            <text:p>158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808" office:value-type="float">
            <text:p>4808</text:p>
          </table:table-cell>
          <table:table-cell ns41:value-type="float" table:style-name="TL_20_Data" office:value="4450" office:value-type="float">
            <text:p>4450</text:p>
          </table:table-cell>
          <table:table-cell ns41:value-type="float" table:style-name="TL_20_Data" office:value="9258" office:value-type="float">
            <text:p>925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ce41" office:value="274" office:value-type="float">
            <text:p>27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01-50000 inwoners</text:p>
          </table:table-cell>
          <table:table-cell ns41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393" office:value-type="float">
            <text:p>15393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305" office:value-type="float">
            <text:p>1305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0017" office:value-type="float">
            <text:p>40017</text:p>
          </table:table-cell>
          <table:table-cell ns41:value-type="float" table:style-name="TL_20_Data" office:value="41108" office:value-type="float">
            <text:p>41108</text:p>
          </table:table-cell>
          <table:table-cell ns41:value-type="float" table:style-name="TL_20_Data" office:value="81125" office:value-type="float">
            <text:p>81125</text:p>
          </table:table-cell>
          <table:table-cell ns41:value-type="float" table:style-name="TL_20_Data" office:value="1640" office:value-type="float">
            <text:p>1640</text:p>
          </table:table-cell>
          <table:table-cell ns41:value-type="float" table:style-name="ce41" office:value="1262" office:value-type="float">
            <text:p>126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688" office:value-type="float">
            <text:p>33688</text:p>
          </table:table-cell>
          <table:table-cell ns41:value-type="float" table:style-name="TL_20_Data" office:value="1016" office:value-type="float">
            <text:p>10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3351" office:value-type="float">
            <text:p>335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2934" office:value-type="float">
            <text:p>82934</text:p>
          </table:table-cell>
          <table:table-cell ns41:value-type="float" table:style-name="TL_20_Data" office:value="84725" office:value-type="float">
            <text:p>84725</text:p>
          </table:table-cell>
          <table:table-cell ns41:value-type="float" table:style-name="TL_20_Data" office:value="167659" office:value-type="float">
            <text:p>167659</text:p>
          </table:table-cell>
          <table:table-cell ns41:value-type="float" table:style-name="TL_20_Data" office:value="3213" office:value-type="float">
            <text:p>3213</text:p>
          </table:table-cell>
          <table:table-cell ns41:value-type="float" table:style-name="ce41" office:value="2383" office:value-type="float">
            <text:p>238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983" office:value-type="float">
            <text:p>20983</text:p>
          </table:table-cell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18" office:value-type="float">
            <text:p>1118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57874" office:value-type="float">
            <text:p>57874</text:p>
          </table:table-cell>
          <table:table-cell ns41:value-type="float" table:style-name="TL_20_Data" office:value="52707" office:value-type="float">
            <text:p>52707</text:p>
          </table:table-cell>
          <table:table-cell ns41:value-type="float" table:style-name="TL_20_Data" office:value="110581" office:value-type="float">
            <text:p>110581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686" office:value-type="float">
            <text:p>16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461" office:value-type="float">
            <text:p>10461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468" office:value-type="float">
            <text:p>28468</text:p>
          </table:table-cell>
          <table:table-cell ns41:value-type="float" table:style-name="TL_20_Data" office:value="26563" office:value-type="float">
            <text:p>26563</text:p>
          </table:table-cell>
          <table:table-cell ns41:value-type="float" table:style-name="TL_20_Data" office:value="55031" office:value-type="float">
            <text:p>55031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ce41" office:value="652" office:value-type="float">
            <text:p>6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8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OV</text:p>
          </table:table-cell>
          <table:table-cell ns41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1:value-type="float" table:style-name="ce33" office:value="2052" office:value-type="float">
            <text:p>2052</text:p>
          </table:table-cell>
          <table:table-cell ns41:value-type="float" table:style-name="ce33" office:value="203" office:value-type="float">
            <text:p>203</text:p>
          </table:table-cell>
          <table:table-cell ns41:value-type="float" table:style-name="ce33" office:value="900" office:value-type="float">
            <text:p>900</text:p>
          </table:table-cell>
          <table:table-cell ns41:value-type="float" table:style-name="ce33" office:value="27" office:value-type="float">
            <text:p>27</text:p>
          </table:table-cell>
          <table:table-cell ns41:value-type="float" table:style-name="ce33" office:value="5146" office:value-type="float">
            <text:p>5146</text:p>
          </table:table-cell>
          <table:table-cell ns41:value-type="float" table:style-name="ce33" office:value="430" office:value-type="float">
            <text:p>430</text:p>
          </table:table-cell>
          <table:table-cell ns41:value-type="float" table:style-name="ce33" office:value="51" office:value-type="float">
            <text:p>51</text:p>
          </table:table-cell>
          <table:table-cell ns41:value-type="float" table:style-name="ce33" office:value="169313" office:value-type="float">
            <text:p>169313</text:p>
          </table:table-cell>
          <table:table-cell ns41:value-type="float" table:style-name="ce33" office:value="164025" office:value-type="float">
            <text:p>164025</text:p>
          </table:table-cell>
          <table:table-cell ns41:value-type="float" table:style-name="ce33" office:value="333338" office:value-type="float">
            <text:p>333338</text:p>
          </table:table-cell>
          <table:table-cell ns41:value-type="float" table:style-name="ce33" office:value="5893" office:value-type="float">
            <text:p>5893</text:p>
          </table:table-cell>
          <table:table-cell ns41:value-type="float" table:style-name="ce42" office:value="4721" office:value-type="float">
            <text:p>47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8_D1</text:p>
          </table:table-cell>
          <table:table-cell ns41:value-type="float" table:style-name="ce51" office:value="37" office:value-type="float">
            <text:p>37</text:p>
          </table:table-cell>
          <table:table-cell ns41:value-type="string" table:style-name="ce51" office:value-type="string">
            <text:p>OV</text:p>
          </table:table-cell>
          <table:table-cell ns41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